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6dd2" officeooo:paragraph-rsid="001a6dd2" style:font-weight-asian="bold" style:font-weight-complex="bold"/>
    </style:style>
    <style:style style:name="P2" style:family="paragraph" style:parent-style-name="Standard">
      <style:text-properties fo:font-weight="bold" officeooo:rsid="001a6dd2" officeooo:paragraph-rsid="001bce85" style:font-weight-asian="bold" style:font-weight-complex="bold"/>
    </style:style>
    <style:style style:name="P3" style:family="paragraph" style:parent-style-name="Standard">
      <style:text-properties fo:font-weight="bold" officeooo:rsid="001bce85" officeooo:paragraph-rsid="001bce85" style:font-weight-asian="bold" style:font-weight-complex="bold"/>
    </style:style>
    <style:style style:name="P4" style:family="paragraph" style:parent-style-name="Standard">
      <style:text-properties fo:font-weight="bold" officeooo:rsid="001c9386" officeooo:paragraph-rsid="001c9386" style:font-weight-asian="bold" style:font-weight-complex="bold"/>
    </style:style>
    <style:style style:name="P5" style:family="paragraph" style:parent-style-name="Standard">
      <style:text-properties fo:font-weight="bold" officeooo:rsid="001c9386" officeooo:paragraph-rsid="001d1889" style:font-weight-asian="bold" style:font-weight-complex="bold"/>
    </style:style>
    <style:style style:name="P6" style:family="paragraph" style:parent-style-name="Standard">
      <style:text-properties fo:font-weight="normal" officeooo:rsid="001a6dd2" officeooo:paragraph-rsid="001a6dd2" style:font-weight-asian="normal" style:font-weight-complex="normal"/>
    </style:style>
    <style:style style:name="P7" style:family="paragraph" style:parent-style-name="Standard">
      <style:text-properties fo:font-weight="normal" officeooo:rsid="001c9386" officeooo:paragraph-rsid="001d1889" style:font-weight-asian="normal" style:font-weight-complex="normal"/>
    </style:style>
    <style:style style:name="P8" style:family="paragraph" style:parent-style-name="Standard">
      <style:text-properties fo:font-weight="normal" officeooo:rsid="001d1889" officeooo:paragraph-rsid="001d1889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a6dd2" officeooo:paragraph-rsid="001a6dd2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a6dd2" officeooo:paragraph-rsid="001a6dd2" style:font-weight-asian="normal" style:font-weight-complex="normal"/>
    </style:style>
    <style:style style:name="P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1a6dd2" officeooo:paragraph-rsid="001a6dd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4d08" style:font-weight-asian="normal" style:font-weight-complex="normal"/>
    </style:style>
    <style:style style:name="T3" style:family="text">
      <style:text-properties fo:font-weight="normal" officeooo:rsid="001bce85" style:font-weight-asian="normal" style:font-weight-complex="normal"/>
    </style:style>
    <style:style style:name="T4" style:family="text">
      <style:text-properties fo:font-weight="normal" officeooo:rsid="001d1889" style:font-weight-asian="normal" style:font-weight-complex="normal"/>
    </style:style>
    <style:style style:name="T5" style:family="text">
      <style:text-properties officeooo:rsid="001b4d08"/>
    </style:style>
    <style:style style:name="T6" style:family="text">
      <style:text-properties officeooo:rsid="001bce85"/>
    </style:style>
    <style:style style:name="T7" style:family="text">
      <style:text-properties style:text-underline-style="none"/>
    </style:style>
    <style:style style:name="T8" style:family="text">
      <style:text-properties officeooo:rsid="001c9386"/>
    </style:style>
    <style:style style:name="T9" style:family="text">
      <style:text-properties officeooo:rsid="001d1889"/>
    </style:style>
    <style:style style:name="T10" style:family="text">
      <style:text-properties officeooo:rsid="001d1a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gend:</text:p>
      <text:p text:style-name="P10"><text:tab/>X = updated</text:p>
      <text:p text:style-name="P10"><text:s text:c="4"/><text:tab/><text:span text:style-name="T10">O</text:span> <text:s/>= not updated</text:p>
      <text:p text:style-name="P6"><text:span text:style-name="T7"><text:s text:c="2"/><text:tab/>N = Not applicable</text:span></text:p>
      <text:p text:style-name="P11"/>
      <text:p text:style-name="P1">robo_arm_nav</text:p>
      <text:p text:style-name="P1"><text:span text:style-name="T1"><text:s text:c="2"/>CmakeLists.txt<text:tab/><text:tab/><text:tab/>X</text:span></text:p>
      <text:p text:style-name="P1"><text:span text:style-name="T1"><text:s text:c="2"/>mainpage.dox<text:tab/><text:tab/><text:tab/>X</text:span></text:p>
      <text:p text:style-name="P1"><text:span text:style-name="T1"><text:s text:c="2"/>package.xml <text:tab/><text:tab/><text:tab/><text:tab/>X</text:span></text:p>
      <text:p text:style-name="P1"><text:span text:style-name="T1"><text:s text:c="2"/>setup.py<text:tab/><text:tab/><text:tab/><text:tab/>X</text:span></text:p>
      <text:p text:style-name="P1"><text:span text:style-name="T1"><text:s text:c="2"/></text:span>config</text:p>
      <text:p text:style-name="P1"><text:s text:c="4"/><text:span text:style-name="T1">arm_nav.rviz</text:span></text:p>
      <text:p text:style-name="P1"><text:span text:style-name="T1"><text:s text:c="4"/>arm_paths.rviz</text:span></text:p>
      <text:p text:style-name="P1"><text:span text:style-name="T1"><text:s text:c="4"/>arm_sim.rviz</text:span></text:p>
      <text:p text:style-name="P1"><text:span text:style-name="T1"><text:s text:c="4"/>attached_object.rviz</text:span></text:p>
      <text:p text:style-name="P1"><text:span text:style-name="T1"><text:s text:c="4"/>demo.rviz</text:span></text:p>
      <text:p text:style-name="P1"><text:span text:style-name="T1"><text:s text:c="4"/>demo_paths.rviz</text:span></text:p>
      <text:p text:style-name="P1"><text:span text:style-name="T1"><text:s text:c="4"/>pcl.rviz</text:span></text:p>
      <text:p text:style-name="P1"><text:span text:style-name="T1"><text:s text:c="4"/>pick_and_place.rviz</text:span></text:p>
      <text:p text:style-name="P1"><text:span text:style-name="T1"><text:s text:c="4"/>real_pick_and_place.rviz</text:span></text:p>
      <text:p text:style-name="P1"><text:s text:c="2"/>data</text:p>
      <text:p text:style-name="P1"><text:s text:c="4"/>meshes</text:p>
      <text:p text:style-name="P6"><text:s text:c="6"/>box.stl <text:tab/><text:tab/><text:tab/><text:tab/><text:span text:style-name="T5">N</text:span></text:p>
      <text:p text:style-name="P1"><text:s text:c="4"/>scenes</text:p>
      <text:p text:style-name="P1"><text:s text:c="6"/><text:span text:style-name="T2">countertop.scene</text:span></text:p>
      <text:p text:style-name="P1"><text:span text:style-name="T2"><text:s text:c="6"/>table_with_mug.scene</text:span></text:p>
      <text:p text:style-name="P1"><text:s text:c="2"/>launch</text:p>
      <text:p text:style-name="P1"><text:s text:c="4"/><text:span text:style-name="T3">demo_rviz.launch</text:span></text:p>
      <text:p text:style-name="P1"><text:span text:style-name="T3"><text:s text:c="4"/>object_detection_demo.launch</text:span></text:p>
      <text:p text:style-name="P1"><text:span text:style-name="T3"><text:s text:c="4"/>pedestal_pi_moveit_rviz.launch</text:span></text:p>
      <text:p text:style-name="P1"><text:span text:style-name="T3"><text:s text:c="4"/>pi_robot_moveit_demo.launch</text:span></text:p>
      <text:p text:style-name="P1"><text:span text:style-name="T3"><text:s text:c="4"/>saber_head_tracker.launch</text:span></text:p>
      <text:p text:style-name="P1"><text:span text:style-name="T3"><text:s text:c="4"/>simple_perception.launch</text:span></text:p>
      <text:p text:style-name="P1"><text:s text:c="2"/>meshes</text:p>
      <text:p text:style-name="P1"><text:s text:c="4"/><text:span text:style-name="T3">hammer.dae</text:span></text:p>
      <text:p text:style-name="P1"><text:span text:style-name="T3"><text:s text:c="4"/>lightsaber.dae</text:span></text:p>
      <text:p text:style-name="P1"><text:span text:style-name="T3"><text:s text:c="4"/>lightsaber.stl</text:span></text:p>
      <text:p text:style-name="P1"><text:s text:c="2"/>nodes</text:p>
      <text:p text:style-name="P6"><text:s text:c="4"/><text:span text:style-name="T6">arm_tracker.py</text:span></text:p>
      <text:p text:style-name="P1"><text:s text:c="2"/>scenes</text:p>
      <text:p text:style-name="P1"><text:s text:c="4"/><text:span text:style-name="T3">simple_scene.scene</text:span></text:p>
      <text:p text:style-name="P1"><text:s text:c="2"/>scripts</text:p>
      <text:p text:style-name="P2"><text:s text:c="4"/><text:span text:style-name="T3">fetch_tuck_arm.py</text:span></text:p>
      <text:p text:style-name="P3"><text:span text:style-name="T1"><text:s text:c="4"/>get_arm_pose.py</text:span></text:p>
      <text:p text:style-name="P3"><text:span text:style-name="T1"><text:s text:c="4"/>grasping_moveit_ik_demo.py</text:span></text:p>
      <text:p text:style-name="P3"><text:span text:style-name="T1"><text:s text:c="4"/>gripper_trajectory_demo.py</text:span></text:p>
      <text:p text:style-name="P3"><text:span text:style-name="T1"><text:s text:c="4"/>moveit_attached_object_demo.py</text:span></text:p>
      <text:p text:style-name="P3"><text:span text:style-name="T1"><text:s text:c="4"/>moveit_cartesian_demo.py</text:span></text:p>
      <text:p text:style-name="P3"><text:soft-page-break/><text:span text:style-name="T1"><text:s text:c="4"/>moveit_constraints_demo.py</text:span></text:p>
      <text:p text:style-name="P3"><text:span text:style-name="T1"><text:s text:c="4"/>moveit_fk_demo.py</text:span></text:p>
      <text:p text:style-name="P3"><text:span text:style-name="T1"><text:s text:c="4"/>moveit_ik_demo.py</text:span></text:p>
      <text:p text:style-name="P3"><text:span text:style-name="T1"><text:s text:c="4"/>moveit_obstacles_demo.py</text:span></text:p>
      <text:p text:style-name="P3"><text:span text:style-name="T1"><text:s text:c="4"/>moveit_pick_and_place_demo.py</text:span></text:p>
      <text:p text:style-name="P3"><text:span text:style-name="T1"><text:s text:c="4"/>moveit_speed_demo.py</text:span></text:p>
      <text:p text:style-name="P3"><text:span text:style-name="T1"><text:s text:c="4"/>pedestal_moveit_pick_and_place_demo.py</text:span></text:p>
      <text:p text:style-name="P3"><text:span text:style-name="T1"><text:s text:c="4"/>pedestal_pi_moveit_ik_demo.py</text:span></text:p>
      <text:p text:style-name="P3"><text:span text:style-name="T1"><text:s text:c="4"/>real_pick_and_place.py</text:span></text:p>
      <text:p text:style-name="P3"><text:span text:style-name="T1"><text:s text:c="4"/>trajectory_demo.py</text:span></text:p>
      <text:p text:style-name="P1"><text:s text:c="2"/>src</text:p>
      <text:p text:style-name="P1"><text:s text:c="4"/><text:span text:style-name="T6">rbx2_arm_nav</text:span></text:p>
      <text:p text:style-name="P1"><text:s text:c="6"/><text:span text:style-name="T3">arm_utils.py</text:span></text:p>
      <text:p text:style-name="P1"><text:span text:style-name="T3"><text:s text:c="6"/>__init__.py</text:span></text:p>
      <text:p text:style-name="P1"/>
      <text:p text:style-name="P11"/>
      <text:p text:style-name="P1"/>
      <text:p text:style-name="P4">robo_bringup</text:p>
      <text:p text:style-name="P5"><text:span text:style-name="T1"><text:s text:c="2"/>CmakeLists.txt<text:tab/><text:tab/>X<text:tab/><text:tab/></text:span></text:p>
      <text:p text:style-name="P5"><text:span text:style-name="T1"><text:s text:c="2"/>kill_dynamixels.sh<text:tab/><text:tab/>N</text:span></text:p>
      <text:p text:style-name="P5"><text:span text:style-name="T1"><text:s text:c="2"/>mainpage.dox<text:tab/><text:tab/>X</text:span></text:p>
      <text:p text:style-name="P5"><text:span text:style-name="T1"><text:s text:c="2"/>package.xml<text:tab/><text:tab/><text:tab/>X</text:span></text:p>
      <text:p text:style-name="P5"><text:span text:style-name="T1"><text:s text:c="2"/>pedestal_pi.sh<text:tab/><text:tab/>O</text:span></text:p>
      <text:p text:style-name="P5"><text:span text:style-name="T1"><text:s text:c="2"/>sim.rviz<text:tab/><text:tab/><text:tab/>O</text:span></text:p>
      <text:p text:style-name="P4"><text:s text:c="2"/>config</text:p>
      <text:p text:style-name="P5"><text:s text:c="4"/><text:span text:style-name="T4">box_robot_base_only.yaml</text:span></text:p>
      <text:p text:style-name="P8"><text:s text:c="4"/>diagnostics.yaml</text:p>
      <text:p text:style-name="P8"><text:s text:c="4"/>pi_robot_base_only.yaml</text:p>
      <text:p text:style-name="P4"><text:s text:c="2"/>launch</text:p>
      <text:p text:style-name="P7"><text:s text:c="4"/><text:span text:style-name="T9">dynamixel_motor</text:span></text:p>
      <text:p text:style-name="P8"><text:span text:style-name="T8"><text:s text:c="4"/></text:span>fake_box_robot_base_only.launch</text:p>
      <text:p text:style-name="P8"><text:span text:style-name="T8"><text:s text:c="4"/></text:span>fake_box_robot_with_gripper.launch</text:p>
      <text:p text:style-name="P8"><text:span text:style-name="T8"><text:s text:c="4"/></text:span>grasping_pi_robot_no_base.launch</text:p>
      <text:p text:style-name="P8"><text:span text:style-name="T8"><text:s text:c="4"/></text:span>hokuyo.launch</text:p>
      <text:p text:style-name="P8"><text:span text:style-name="T8"><text:s text:c="4"/></text:span>laptop_battery.launch</text:p>
      <text:p text:style-name="P8"><text:span text:style-name="T8"><text:s text:c="4"/></text:span>pedestal_pi_head_only.launch</text:p>
      <text:p text:style-name="P8"><text:span text:style-name="T8"><text:s text:c="4"/></text:span>pedestal_pi_no_gripper.launch</text:p>
      <text:p text:style-name="P8"><text:span text:style-name="T8"><text:s text:c="4"/></text:span>pedestal_pi_with_gripper.launch</text:p>
      <text:p text:style-name="P8"><text:span text:style-name="T8"><text:s text:c="4"/></text:span>pi_robot_base_only.launch</text:p>
      <text:p text:style-name="P8"><text:span text:style-name="T8"><text:s text:c="4"/></text:span>pi_robot_head_only.launch</text:p>
      <text:p text:style-name="P8"><text:span text:style-name="T8"><text:s text:c="4"/></text:span>pi_robot_with_gripper.launch</text:p>
      <text:p text:style-name="P4"><text:s text:c="2"/></text:p>
      <text:p text:style-name="P1"/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1:23:27.834186548</meta:creation-date>
    <dc:date>2016-04-21T23:24:30.175311668</dc:date>
    <meta:editing-duration>PT1H53M24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86" meta:word-count="104" meta:character-count="1824" meta:non-whitespace-character-count="1451"/>
  </office:meta>
</office:document-meta>
</file>